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3.0693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3.4984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4228in"/>
    </style:style>
    <style:style style:name="co7" style:family="table-column">
      <style:table-column-properties fo:break-before="auto" style:column-width="0.1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A Fisherman's Tal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5933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593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Acan's Call: Act 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0118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01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Accounting+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92727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927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Airca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107339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10733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Anyland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057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057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Apex Construct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9409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940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Arizona Sunshin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34218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342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Assetto Corsa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24421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2442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<text:s/>- [Try alt launcher](https://gitlab.com/vr-on-linux/VR-on-Linux/-/issues/16)</text:p>
          </table:table-cell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Assetto Corsa Competizion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80555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8055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ATC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7821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782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Blade &amp; Sorcery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2973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297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Bonework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8235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823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Borderlands 2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9912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991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BOX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419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419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Budget Cut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0094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009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151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15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Cosmic Trip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2724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27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Crisis VRigad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9390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939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CUSTOM ORDER MAID 3D2 It's a Night Magic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109758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109758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cyube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195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19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Danger Room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85225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852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23361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2336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Down the Rabbit Hol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121527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1215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Duck Season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0358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035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Eleven Table Tenni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8831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883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Elite Dangerou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3593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3593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Fallout 4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116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11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Final Approach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38067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380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Final Approach: Pilot Edition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814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814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Five Nights at Freddy's: Help Wanted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73269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732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Floor Plan: Hands-On Edition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730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730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085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0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Fruit Ninja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8678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867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Gal*Gun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785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7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GORN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786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786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Hellblade: Senua's Sacrifice VR Edition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74735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7473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Home - A VR Spacewalk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1227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12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Hot Dogs, Horseshoes &amp; Hand Grenade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5054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505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I Expect You To Di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8743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874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In Death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0545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054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Jet Island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872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87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Job Simulato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4828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482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Just In Time Incorporated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9203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920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Karnage Chronicle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111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11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KartKraft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0635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063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Lazerbait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2915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29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Lunar Flight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2086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2086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Mini Motor Racing X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130399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13039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84647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8464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MSI Electric City: Core Assault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9193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No Man's Sky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27585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2758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OhShap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10981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10981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Operation Warcade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OrbusVR: Reborn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74693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746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PAPER FIRE ROOKI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987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Pavlov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551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55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Payday 2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2186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2186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Phasmophobia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73963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739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Pistol Whip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10798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10798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PolyDom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8368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83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Project CARS 2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3788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3788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PROZE: Prologu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9125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9125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Psychonauts in the Rhombus of Ruin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78869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788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Racket: Nx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2808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280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Red Matte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96668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966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Redout: Enhanced Edition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1771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177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Rick and Morty: Virtual Rick-ality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6961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696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RPG Merchant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78929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7892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Sopwith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9986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998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Space Pirate Traine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1865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186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Sprint Vecto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9069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90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Star Trek: Bridge Crew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271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27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Subnautica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www.epicgames.com/store/en-US/p/subnautica</text:p>
          </table:table-cell>
          <table:table-cell/>
          <table:table-cell office:value-type="string" calcext:value-type="string">
            <text:p>- [Instructions](</text:p>
          </table:table-cell>
          <table:table-cell office:value-type="string" calcext:value-type="string">
            <text:p>https://gitlab.com/vr-on-linux/VR-on-Linux/-/issues/18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SUPERHOT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1783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17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Synth Rider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8850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885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abletop Simulato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2861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2861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he Art of Fight | 4vs4 Fast-Paced FP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3127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31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he Elder Scrolls V: Skyrim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1167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11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he Invisible Hour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825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825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he Ranger: Lost Trib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7307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730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he Room VR: A Dark Matte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110438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11043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he Solus Project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31363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313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he Thrill of the Fight - VR Boxing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9415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94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he Walking Dead: Saints &amp; Sinner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91684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9168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heBlu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515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51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3564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3564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ilt Brush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32714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3271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O THE TOP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0925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09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83595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8359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Trickster VR: Co-op Dungeon Crawle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122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12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Until You Fall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8582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858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Vacation Simulato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72683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726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Vanishing Realm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32277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3227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VR Dungeon Knight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6686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668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VR INTERACTIVE TRAILER: Rune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97098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9709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VR Paradise (sexual content)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89689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8968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VR Regatta - The Sailing Gam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6824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68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VR The Diner Duo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5301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530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VRChat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381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38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VTOL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66797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6679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Westworld Awakening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113332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11333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Windlands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42837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4283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[</text:p>
          </table:table-cell>
          <table:table-cell office:value-type="string" calcext:value-type="string">
            <text:p>Zero Caliber VR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ttps://store.steampowered.com/app/877200</text:p>
          </table:table-cell>
          <table:table-cell office:value-type="string" calcext:value-type="string">
            <text:p>) </text:p>
          </table:table-cell>
          <table:table-cell office:value-type="string" calcext:value-type="string">
            <text:p>- [ProtonDB](</text:p>
          </table:table-cell>
          <table:table-cell office:value-type="string" calcext:value-type="string">
            <text:p>https://www.protondb.com/app/8772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2:33:29.385832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1:08:06.104435718</meta:creation-date>
    <dc:date>2022-05-15T15:31:43.931044931</dc:date>
    <meta:editing-duration>PT1H3M14S</meta:editing-duration>
    <meta:editing-cycles>9</meta:editing-cycles>
    <meta:generator>LibreOffice/7.3.3.2$Linux_X86_64 LibreOffice_project/30$Build-2</meta:generator>
    <meta:document-statistic meta:table-count="1" meta:cell-count="945" meta:object-count="0"/>
  </office:meta>
</office:document-meta>
</file>